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8e00c6" style:font-name="Monospace" fo:font-size="10pt" style:font-size-asian="10pt"/>
    </style:style>
    <style:style style:name="T4" style:family="text">
      <style:text-properties fo:color="#006464" style:font-name="Monospace" fo:font-size="10pt" style:font-size-asian="10pt"/>
    </style:style>
    <style:style style:name="T5" style:family="text">
      <style:text-properties fo:color="#000080" style:font-name="Monospace" fo:font-size="10pt" fo:font-weight="bold" style:font-size-asian="10pt" style:font-weight-asian="bold"/>
    </style:style>
    <style:style style:name="T6" style:family="text">
      <style:text-properties fo:color="#0000f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<text:span text:style-name="T2"> </text:span><text:span text:style-name="T1">TABLE</text:span><text:span text:style-name="T2"> </text:span><text:span text:style-name="T3">`pulmonary_profile_results`</text:span><text:span text:style-name="T2"> (</text:span></text:p>
      <text:p text:style-name="P1"><text:span text:style-name="T2"><text:s text:c="2"/></text:span><text:span text:style-name="T4">`id`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1"><text:span text:style-name="T2"><text:s text:c="2"/></text:span><text:span text:style-name="T4">`report_id`</text:span><text:span text:style-name="T2"> </text:span><text:span text:style-name="T5">int</text:span><text:span text:style-name="T2">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FEV1_predicted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lung_age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FVC_Best_L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FEV1_Best_L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PRIMARY</text:span><text:span text:style-name="T2"> </text:span><text:span text:style-name="T1">KEY</text:span><text:span text:style-name="T2"> (</text:span><text:span text:style-name="T4">`id`</text:span><text:span text:style-name="T2">),</text:span></text:p>
      <text:p text:style-name="P1"><text:span text:style-name="T2"><text:s text:c="2"/></text:span><text:span text:style-name="T4">KEY</text:span><text:span text:style-name="T2"> </text:span><text:span text:style-name="T5">`pulmonary_profile_results_ibfk_1`</text:span><text:span text:style-name="T2"> (</text:span><text:span text:style-name="T4">`report_id`</text:span><text:span text:style-name="T2">),</text:span></text:p>
      <text:p text:style-name="P1"><text:span text:style-name="T2"><text:s text:c="2"/></text:span><text:span text:style-name="T1">CONSTRAINT</text:span><text:span text:style-name="T2"> `pulmonary_profile_results_ibfk_1` </text:span><text:span text:style-name="T1">FOREIGN</text:span><text:span text:style-name="T2"> </text:span><text:span text:style-name="T1">KEY</text:span><text:span text:style-name="T2"> (</text:span><text:span text:style-name="T4">`report_id`</text:span><text:span text:style-name="T2">) </text:span><text:span text:style-name="T1">REFERENCES</text:span><text:span text:style-name="T2"> </text:span><text:span text:style-name="T3">`lab_reports`</text:span><text:span text:style-name="T2"> (</text:span><text:span text:style-name="T4">`id`</text:span><text:span text:style-name="T2">) </text:span><text:span text:style-name="T1">ON</text:span><text:span text:style-name="T2"> </text:span><text:span text:style-name="T1">DELETE</text:span><text:span text:style-name="T2"> </text:span><text:span text:style-name="T1">CASCADE</text:span></text:p>
      <text:p text:style-name="Standard"><text:span text:style-name="T2">)</text:span></text:p>
      <text:p text:style-name="Standard"><text:span text:style-name="T2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ESR_results`</text:span><text:span text:style-name="T2"> (</text:span></text:p>
      <text:p text:style-name="P1"><text:span text:style-name="T2"><text:s text:c="2"/></text:span><text:span text:style-name="T4">`id`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1"><text:span text:style-name="T2"><text:s text:c="2"/></text:span><text:span text:style-name="T4">`report_id`</text:span><text:span text:style-name="T2"> </text:span><text:span text:style-name="T5">int</text:span><text:span text:style-name="T2">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ESR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PRIMARY</text:span><text:span text:style-name="T2"> </text:span><text:span text:style-name="T1">KEY</text:span><text:span text:style-name="T2"> (</text:span><text:span text:style-name="T4">`id`</text:span><text:span text:style-name="T2">),</text:span></text:p>
      <text:p text:style-name="P1"><text:span text:style-name="T2"><text:s text:c="2"/></text:span><text:span text:style-name="T4">KEY</text:span><text:span text:style-name="T2"> </text:span><text:span text:style-name="T5">`ESR_results_ibfk_1`</text:span><text:span text:style-name="T2"> (</text:span><text:span text:style-name="T4">`report_id`</text:span><text:span text:style-name="T2">),</text:span></text:p>
      <text:p text:style-name="P1"><text:span text:style-name="T2"><text:s text:c="2"/></text:span><text:span text:style-name="T1">CONSTRAINT</text:span><text:span text:style-name="T2"> `ESR_results_ibfk_1` </text:span><text:span text:style-name="T1">FOREIGN</text:span><text:span text:style-name="T2"> </text:span><text:span text:style-name="T1">KEY</text:span><text:span text:style-name="T2"> (</text:span><text:span text:style-name="T4">`report_id`</text:span><text:span text:style-name="T2">) </text:span><text:span text:style-name="T1">REFERENCES</text:span><text:span text:style-name="T2"> </text:span><text:span text:style-name="T3">`lab_reports`</text:span><text:span text:style-name="T2"> (</text:span><text:span text:style-name="T4">`id`</text:span><text:span text:style-name="T2">) </text:span><text:span text:style-name="T1">ON</text:span><text:span text:style-name="T2"> </text:span><text:span text:style-name="T1">DELETE</text:span><text:span text:style-name="T2"> </text:span><text:span text:style-name="T1">CASCADE</text:span></text:p>
      <text:p text:style-name="Standard"><text:span text:style-name="T2">)</text:span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audiogram_results`</text:span><text:span text:style-name="T2"> (</text:span></text:p>
      <text:p text:style-name="P1"><text:span text:style-name="T2"><text:s text:c="2"/></text:span><text:span text:style-name="T4">`id`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1"><text:span text:style-name="T2"><text:s text:c="2"/></text:span><text:span text:style-name="T4">`report_id`</text:span><text:span text:style-name="T2"> </text:span><text:span text:style-name="T5">int</text:span><text:span text:style-name="T2">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left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right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PRIMARY</text:span><text:span text:style-name="T2"> </text:span><text:span text:style-name="T1">KEY</text:span><text:span text:style-name="T2"> (</text:span><text:span text:style-name="T4">`id`</text:span><text:span text:style-name="T2">),</text:span></text:p>
      <text:p text:style-name="P1"><text:span text:style-name="T2"><text:s text:c="2"/></text:span><text:span text:style-name="T4">KEY</text:span><text:span text:style-name="T2"> </text:span><text:span text:style-name="T5">`audiogram_results_ibfk_1`</text:span><text:span text:style-name="T2"> (</text:span><text:span text:style-name="T4">`report_id`</text:span><text:span text:style-name="T2">),</text:span></text:p>
      <text:p text:style-name="P1"><text:span text:style-name="T2"><text:s text:c="2"/></text:span><text:span text:style-name="T1">CONSTRAINT</text:span><text:span text:style-name="T2"> `audiogram_results_ibfk_1` </text:span><text:span text:style-name="T1">FOREIGN</text:span><text:span text:style-name="T2"> </text:span><text:span text:style-name="T1">KEY</text:span><text:span text:style-name="T2"> (</text:span><text:span text:style-name="T4">`report_id`</text:span><text:span text:style-name="T2">) </text:span><text:span text:style-name="T1">REFERENCES</text:span><text:span text:style-name="T2"> </text:span><text:span text:style-name="T3">`lab_reports`</text:span><text:span text:style-name="T2"> (</text:span><text:span text:style-name="T4">`id`</text:span><text:span text:style-name="T2">) </text:span><text:span text:style-name="T1">ON</text:span><text:span text:style-name="T2"> </text:span><text:span text:style-name="T1">DELETE</text:span><text:span text:style-name="T2"> </text:span><text:span text:style-name="T1">CASCADE</text:span></text:p>
      <text:p text:style-name="Standard"><text:span text:style-name="T2">) </text:span></text:p>
      <text:p text:style-name="Standard"><text:span text:style-name="T2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liver_profile_results`</text:span><text:span text:style-name="T2"> (</text:span></text:p>
      <text:p text:style-name="P1"><text:span text:style-name="T2"><text:s text:c="2"/></text:span><text:span text:style-name="T4">`id`</text:span><text:span text:style-name="T2"> </text:span><text:span text:style-name="T5">int</text:span><text:span text:style-name="T2">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1"><text:span text:style-name="T2"><text:s text:c="2"/></text:span><text:span text:style-name="T4">`report_id`</text:span><text:span text:style-name="T2"> </text:span><text:span text:style-name="T5">int</text:span><text:span text:style-name="T2">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bilirubin_total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bilirubin_direct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bilirubin_indirect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sgot_ast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sgpt_alt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alp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total_protein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serum_albumin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serum_globulin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alb_glob_ratio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4">`ggt`</text:span><text:span text:style-name="T2"> </text:span><text:span text:style-name="T5">varchar</text:span><text:span text:style-name="T2">(</text:span><text:span text:style-name="T6">2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PRIMARY</text:span><text:span text:style-name="T2"> </text:span><text:span text:style-name="T1">KEY</text:span><text:span text:style-name="T2"> (</text:span><text:span text:style-name="T4">`id`</text:span><text:span text:style-name="T2">),</text:span></text:p>
      <text:p text:style-name="P1"><text:span text:style-name="T2"><text:s text:c="2"/></text:span><text:span text:style-name="T4">KEY</text:span><text:span text:style-name="T2"> </text:span><text:span text:style-name="T5">`liver_profile_results_ibfk_1`</text:span><text:span text:style-name="T2"> (</text:span><text:span text:style-name="T4">`report_id`</text:span><text:span text:style-name="T2">),</text:span></text:p>
      <text:p text:style-name="P1"><text:span text:style-name="T2"><text:s text:c="2"/></text:span><text:span text:style-name="T1">CONSTRAINT</text:span><text:span text:style-name="T2"> `liver_profile_results_ibfk_1` </text:span><text:span text:style-name="T1">FOREIGN</text:span><text:span text:style-name="T2"> </text:span><text:span text:style-name="T1">KEY</text:span><text:span text:style-name="T2"> (</text:span><text:span text:style-name="T4">`report_id`</text:span><text:span text:style-name="T2">) </text:span><text:span text:style-name="T1">REFERENCES</text:span><text:span text:style-name="T2"> </text:span><text:span text:style-name="T3">`lab_reports`</text:span><text:span text:style-name="T2"> (</text:span><text:span text:style-name="T4">`id`</text:span><text:span text:style-name="T2">) </text:span><text:span text:style-name="T1">ON</text:span><text:span text:style-name="T2"> </text:span><text:span text:style-name="T1">DELETE</text:span><text:span text:style-name="T2"> </text:span><text:span text:style-name="T1">CASCADE</text:span></text:p>
      <text:p text:style-name="Standard"><text:span text:style-name="T2">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0T20:02:04.319523815</meta:creation-date>
    <dc:date>2025-08-10T20:05:21.420426751</dc:date>
    <meta:editing-duration>PT3M20S</meta:editing-duration>
    <meta:editing-cycles>1</meta:editing-cycles>
    <meta:document-statistic meta:table-count="0" meta:image-count="0" meta:object-count="0" meta:page-count="1" meta:paragraph-count="46" meta:word-count="196" meta:character-count="1876" meta:non-whitespace-character-count="1648"/>
    <meta:generator>LibreOffice/6.4.7.2$Linux_X86_64 LibreOffice_project/40$Build-2</meta:generator>
  </office:meta>
</office:document-meta>
</file>